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participant reads the home tab text)</text:span></text:p>
      <text:p text:style-name="P1"><text:span text:style-name="T1"><text:s text:c="4"/>1.a Was the information presented enough for you to get an overall understanding of the SERDIF framework?</text:span></text:p>
      <text:p text:style-name="P1"><text:span text:style-name="T1"><text:s text:c="4"/><text:tab/>It is quite clear in terms of its purpose.</text:span></text:p>
      <text:p text:style-name="P1"><text:span text:style-name="T1"><text:s text:c="4"/><text:tab/>The language is very clear but I suppose there are words like SPARQL, that I have no idea </text:span>what<text:span text:style-name="T1"> t</text:span>hey <text:span text:style-name="T1">mean. Is it a necessary piece of information to have there really?</text:span></text:p>
      <text:p text:style-name="P1"><text:span text:style-name="T1"><text:s text:c="4"/><text:tab/>The explore and export bits are pretty clear. I think CSV would be understood by most people.</text:span></text:p>
      <text:p text:style-name="P1"><text:span text:style-name="T1"><text:s text:c="4"/><text:tab/>I know about RDF and FAIR but I am curious </text:span>about the<text:span text:style-name="T1"> level of knowledge of these acronyms and it </text:span>confuses<text:span text:style-name="T1"> and </text:span>overwhelms<text:span text:style-name="T1"> a person at this stage.</text:span></text:p>
      <text:p text:style-name="P1"><text:span text:style-name="T1"><text:s text:c="4"/><text:tab/>Those aspects would be the factors.</text:span></text:p>
      <text:p text:style-name="P1"><text:span text:style-name="T1"><text:s text:c="4"/>1.b If not, what information would you add?</text:span></text:p>
      <text:p text:style-name="P1"><text:span text:style-name="T1"><text:s text:c="4"/><text:tab/>I don't think I would add anything really. There is no need to add anything necessarily.</text:span></text:p>
      <text:p text:style-name="P1"><text:span text:style-name="T1"><text:s text:c="4"/><text:tab/>I am looking at the figure to see how it adds value in many ways. There is a lot going on in this figure ... Mmmm ... Again there is R2RML that appears in the figure that has no link that I can see with the text, but RDF, SPARQL and FAIR are featured in the text.</text:span></text:p>
      <text:p text:style-name="P1"><text:span text:style-name="T1"><text:s text:c="4"/><text:tab/>So that would be kind of the considerations for me, this figure needs to be as simple as possible. I think it is overly complex for its </text:span>needs<text:span text:style-name="T1">.</text:span></text:p>
      <text:p text:style-name="P1"><text:span text:style-name="T1"><text:s text:c="4"/><text:tab/>I haven't clicked on methodology or knowledge graph but I would probably do so. I must admit that I </text:span>probably do not<text:span text:style-name="T1"> tend to.</text:span></text:p>
      <text:p text:style-name="P1"><text:span text:style-name="T1"><text:s text:c="4"/><text:tab/>Okay, it is taking me to a GitHub with lots of information. It is not necessarily a text page that I am going to, which explains the methodology, but it is the actual methodology.</text:span></text:p>
      <text:p text:style-name="P1"><text:span text:style-name="T1"><text:s text:c="4"/><text:tab/>The knowledge graph is something I have to log in to. SO I can't actually go back from the knowledge graph so let me just close that and reopen the link from my email.</text:span></text:p>
      <text:p text:style-name="P1"><text:span text:style-name="T1"><text:tab/><text:tab/>Task completed for 1.</text:span></text:p>
      <text:p text:style-name="P1"><text:span text:style-name="T1">2 Login with the credentials provided in the invitation email.</text:span></text:p>
      <text:p text:style-name="P1"><text:span text:style-name="T1"><text:tab/>Okay, log in. We are in.</text:span></text:p>
      <text:p text:style-name="P1"><text:span text:style-name="T1"><text:tab/>Oh, this is quite funny. I logged in and I almost did not </text:span>realize<text:span text:style-name="T1"> that I logged in because only the menu on the left </text:span>had<text:span text:style-name="T1"> changed. It is almost a surprise. There is nothing to be said other than that but it is a bit of a surprise. I would almost expect something different on the main page to indicate I came through that.</text:span></text:p>
      <text:p text:style-name="P1"><text:span text:style-name="T1"><text:tab/>I don't think it is a huge deal though.</text:span></text:p>
      <text:p text:style-name="P1"><text:soft-page-break/><text:span text:style-name="T1"><text:tab/>Anyway, </text:span>the task<text:span text:style-name="T1"> is completed.</text:span></text:p>
      <text:p text:style-name="P1"><text:span text:style-name="T1">3 Submit a query using the input options available in the ‘Query’ tab on the left panel. </text:span></text:p>
      <text:p text:style-name="P1"><text:span text:style-name="T1"><text:s text:c="4"/>3.a Please explain and justify aloud the specific choices that you make.</text:span></text:p>
      <text:p text:style-name="P1"><text:span text:style-name="T1"><text:s text:c="4"/><text:tab/>Okay, so case study example events in Ireland is the only option currently.</text:span></text:p>
      <text:p text:style-name="P1"><text:span text:style-name="T1"><text:s text:c="4"/><text:tab/>Events ... possible, definite, no and high probability ... I am not quite sure of what these mean or what </text:span>they are<text:span text:style-name="T1"> in relation to.</text:span></text:p>
      <text:p text:style-name="P1"><text:span text:style-name="T1"><text:s text:c="4"/><text:tab/>I would need clarity of what this </text:span>means<text:span text:style-name="T1"> at this point but maybe it will be clearer in the final version.</text:span></text:p>
      <text:p text:style-name="P1"><text:span text:style-name="T1"><text:s text:c="4"/><text:tab/>I am going to select definite.</text:span></text:p>
      <text:p text:style-name="P1"><text:span text:style-name="T1"><text:s text:c="4"/><text:tab/>I will pick Dublin because I want to focus </text:span>on understanding<text:span text:style-name="T1"> the problem. I can see I can pick multiple counties without any problem.</text:span></text:p>
      <text:p text:style-name="P1"><text:span text:style-name="T1"><text:s text:c="4"/><text:tab/>The time window length in terms of days ... Okay so 14 and 7 days for the length and lag.</text:span></text:p>
      <text:p text:style-name="P1"><text:span text:style-name="T1"><text:s text:c="4"/><text:tab/>I hope this would be okay with the system.</text:span></text:p>
      <text:p text:style-name="P1"><text:span text:style-name="T1"><text:s text:c="4"/><text:tab/>The events, <text:s/>I suppose I should click on the tab. Event is classified by an agent. Maybe I missed that one before. I suppose an agent, I am not quite sure what an agent refers to in terms of user language for me. So </text:span>that's one<text:span text:style-name="T1"> </text:span>thing<text:span text:style-name="T1"> I would need clarification on.</text:span></text:p>
      <text:p text:style-name="P1"><text:span text:style-name="T1"><text:s text:c="4"/><text:tab/>I have to double click twice to close it. If I click somewhere else it does not seem to automatically close it. That is something I would avoid as usually when I click somewhere else this kind of information tabs disappear.</text:span></text:p>
      <text:p text:style-name="P1"><text:span text:style-name="T1"><text:s text:c="4"/><text:tab/>So I am choosing a time window for 14 days.</text:span></text:p>
      <text:p text:style-name="P1"><text:span text:style-name="T1"><text:s text:c="4"/><text:tab/>Temporal unit the text is a little bit small here for the information, different style to the previous information.</text:span></text:p>
      <text:p text:style-name="P1"><text:span text:style-name="T1"><text:s text:c="4"/><text:tab/>Envo data sets, I guess that might be environmental data sets but not sure.</text:span></text:p>
      <text:p text:style-name="P1"><text:span text:style-name="T1"><text:s text:c="4"/><text:tab/>Okay, aggregation methods spatial and temporal aggregation.</text:span></text:p>
      <text:p text:style-name="P1"><text:span text:style-name="T1"><text:s text:c="4"/><text:tab/>I am going to check for data availability. Okay so no events or data available.</text:span></text:p>
      <text:p text:style-name="P1"><text:span text:style-name="T1"><text:s text:c="4"/><text:tab/>The question is, why not? I will try different inputs.</text:span></text:p>
      <text:p text:style-name="P1"><text:span text:style-name="T1"><text:s text:c="4"/><text:tab/>Possible events as a larger data set ... Mmmm ... I am going to try some other counties to add variety and understand why that data set was limited.</text:span></text:p>
      <text:p text:style-name="P1"><text:span text:style-name="T1"><text:s text:c="4"/><text:tab/>I am going to reduce this to see if it was a factor. I am changing a </text:span>lot of variables<text:span text:style-name="T1"> to see if it would work this time.</text:span></text:p>
      <text:p text:style-name="P1"><text:span text:style-name="T1"><text:s text:c="4"/><text:tab/>21 events and envo ... I am not sure what envo means.</text:span></text:p>
      <text:p text:style-name="P1"><text:soft-page-break/><text:span text:style-name="T1"><text:s text:c="4"/><text:tab/>MODERATOR: Would you mind reducing the number of county locations due to a memory exceeding problem that the dashboard currently has?</text:span></text:p>
      <text:p text:style-name="P1"><text:span text:style-name="T1"><text:s text:c="4"/><text:tab/>No problem, I will remove that before submitting.</text:span></text:p>
      <text:p text:style-name="P1"><text:span text:style-name="T1"><text:s text:c="4"/><text:tab/>Yeah, and again I am not sure what envo means?</text:span></text:p>
      <text:p text:style-name="P1"><text:span text:style-name="T1"><text:s text:c="4"/><text:tab/>MODERATOR: Environmental.</text:span></text:p>
      <text:p text:style-name="P1"><text:span text:style-name="T1"><text:s text:c="4"/><text:tab/>I don't think it is a word that can be </text:span>shortened<text:span text:style-name="T1"> without leading to a person being unsure.</text:span></text:p>
      <text:p text:style-name="P1"><text:span text:style-name="T1"><text:s text:c="4"/><text:tab/>Okay, so. I don't know if Dublin was still available. So Dublin clearly does not have data. The question is then when I select possible, why is Dublin still an option if it does not have any data? So if </text:span>anything, if there<text:span text:style-name="T1"> is a way to filter based on the previous classification that would be appreciated. Otherwise this iteration might be kind of more complicated. </text:span></text:p>
      <text:p text:style-name="P1"><text:span text:style-name="T1"><text:s text:c="4"/><text:tab/>So Mayo, 10 Events 6 data sets. Is that too much? I think I will try that.</text:span></text:p>
      <text:p text:style-name="P1"><text:span text:style-name="T1"><text:s text:c="4"/><text:tab/>MODERATOR: Yes, this should be fine.</text:span></text:p>
      <text:p text:style-name="P1"><text:span text:style-name="T1"><text:s text:c="4"/><text:tab/>So 10 events 6 environmental data sets, at this point I don't know what the environmental data sets are. This leads me to want to select those. I want a bit of </text:span>control over what<text:span text:style-name="T1"> environmental data sets I am putting together. Have some logic. I mean that I can see from the picture that temperature, rainfall and pollution might be there but I am not 100% in control of what I can choose. E</text:span>s<text:span text:style-name="T1">pecially, I know my location ... And there is a link to the event. The event </text:span>is<text:span text:style-name="T1"> obviously </text:span>a<text:span text:style-name="T1"> health event.</text:span></text:p>
      <text:p text:style-name="P1"><text:span text:style-name="T1"><text:s text:c="4"/><text:tab/>Okay, temporal unit again, temporal unit for me is important. I need to understand the environmental factors to be able to decide on that. Certain environmental factors only have data in hourly or daily resolution so it varies. I am going to select daily as a </text:span>relatively<text:span text:style-name="T1"> good metric but hourly concentrations or peak concentrations might be the factor that dominates.</text:span></text:p>
      <text:p text:style-name="P1"><text:span text:style-name="T1"><text:s text:c="4"/><text:tab/>Then, max because I am choosing daily. Actually, I would say daily rather than day. No actually no. But maximum daily. If I was doing hourly I would choose mean hourly and that would capture it so.<text:tab/></text:span></text:p>
      <text:p text:style-name="P1"><text:span text:style-name="T1"><text:s text:c="4"/>3.b Are the query input options clear to you?</text:span></text:p>
      <text:p text:style-name="P1"><text:span text:style-name="T1"><text:s text:c="4"/>3.c Would you add any extra information to get a better understanding? <text:s/><text:tab/></text:span></text:p>
      <text:p text:style-name="P1"><text:span text:style-name="T1"><text:s text:c="4"/>3.d After completing all the inputs, please click the ‘Submit’ button once</text:span></text:p>
      <text:p text:style-name="P1"><text:span text:style-name="T1"><text:s text:c="4"/><text:tab/>I am going to submit now and that </text:span>is the third task<text:span text:style-name="T1"> completed.</text:span></text:p>
      <text:p text:style-name="P1"><text:span text:style-name="T1">4 Explore the ‘Q1’ tab generated after submitting a query. </text:span></text:p>
      <text:p text:style-name="P1"><text:span text:style-name="T1"><text:s text:c="4"/>4.a Read the information provided in the introductory paragraph.</text:span></text:p>
      <text:p text:style-name="P1"><text:span text:style-name="T1"><text:s text:c="4"/><text:tab/>(The participant read the introductory paragraph)</text:span></text:p>
      <text:p text:style-name="P1"><text:span text:style-name="T1"><text:s text:c="4"/><text:tab/>It is a </text:span>relatively<text:span text:style-name="T1"> short paragraph.</text:span></text:p>
      <text:p text:style-name="P1"><text:span text:style-name="T1"><text:s text:c="4"/><text:tab/>I have been using spatiotemporal as terminology if you are talking about space and time in environmental data. I noticed in the tabs that you are using both terms and I would try to harmonize the </text:span>language across<text:span text:style-name="T1"> the dashboard, just say spatiotemporal data.</text:span></text:p>
      <text:p text:style-name="P1"><text:span text:style-name="T1"><text:s text:c="4"/><text:tab/>I have to admit that provenance is not a term that I use too often. So I wonder if there is a more appropriate word or you need to explain it. the same for lineage. Those terms I would need to have an understanding. Maybe when I click on the tabs I will have some text that explains them.</text:span></text:p>
      <text:p text:style-name="P1"><text:soft-page-break/><text:span text:style-name="T1"><text:s text:c="4"/><text:tab/>I don't understand the FAIR metadata for publishing </text:span>either<text:span text:style-name="T1">.</text:span></text:p>
      <text:p text:style-name="P1"><text:span text:style-name="T1"><text:s text:c="4"/><text:tab/>Control+F, I am relying on something I would use in word or excel.</text:span></text:p>
      <text:p text:style-name="P1"><text:span text:style-name="T1"><text:s text:c="4"/><text:tab/>I am not sure of what some of these mean but that is for another time (referring to the Control+F suggestions).</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Three buttons below? For me there are five buttons below.</text:span></text:p>
      <text:p text:style-name="P1"><text:span text:style-name="T1"><text:s text:c="4"/>MODERATOR: Apologies, I refer to the three buttons in the tasks not in the dashboard.</text:span></text:p>
      <text:p text:style-name="P1"><text:span text:style-name="T1"><text:s text:c="4"/>So as step B I am not clicking them just exploring ...</text:span></text:p>
      <text:p text:style-name="P1"><text:span text:style-name="T1"><text:s text:c="4"/>MODERATOR: You can do them together. <text:s text:c="3"/></text:span></text:p>
      <text:p text:style-name="P1"><text:span text:style-name="T1"><text:s text:c="4"/>Ah okay, okay, no problem.</text:span></text:p>
      <text:p text:style-name="P1"><text:span text:style-name="T1"><text:s text:c="4"/>4.c Click the following buttons:</text:span></text:p>
      <text:p text:style-name="P1"><text:span text:style-name="T1"><text:s text:c="8"/>c.i Data Provenance</text:span></text:p>
      <text:p text:style-name="P1"><text:span text:style-name="T1"><text:s text:c="8"/><text:tab/>Data provenance seems to represent a lot of information that I would have included on the left.</text:span></text:p>
      <text:p text:style-name="P1"><text:span text:style-name="T1"><text:s text:c="8"/><text:tab/>(The participants reads the column headings of the data provenance table)</text:span></text:p>
      <text:p text:style-name="P1"><text:span text:style-name="T1"><text:s text:c="8"/><text:tab/>I see six data sets used which </text:span>represent<text:span text:style-name="T1"> the environmental data sets. I don't see this information really as exporting it, how useful it is to me. I am not quite sure if this is relevant there, I am not sure if this is a relevant piece of information in reference to the events. Other than the name of the event and data sets used and the </text:span>timestamp<text:span text:style-name="T1"> as well. So I am not sure if I would want to export it.</text:span></text:p>
      <text:p text:style-name="P1"><text:span text:style-name="T1"><text:s text:c="8"/>c.ii Data Lineage</text:span></text:p>
      <text:p text:style-name="P1"><text:span text:style-name="T1"><text:s text:c="8"/><text:tab/>I do not see any difference with data provenance.</text:span></text:p>
      <text:p text:style-name="P1"><text:span text:style-name="T1"><text:s text:c="8"/><text:tab/>Then, let me click on data lineage again ... Oh way hold on a second something is going on here .. So it is opening multiple tabs here, it is an open-close. It does not clearly indicate that is not an open-close as it opens below when I click.</text:span></text:p>
      <text:p text:style-name="P1"><text:span text:style-name="T1"><text:s text:c="8"/><text:tab/>There is quite a lot of staff going on here, which I am not sure about.</text:span></text:p>
      <text:p text:style-name="P1"><text:span text:style-name="T1"><text:s text:c="8"/><text:tab/>That is the code, okay. Again I don't really understand this I would need an explanation of this tabs, maybe when I hover over them.</text:span></text:p>
      <text:p text:style-name="P1"><text:span text:style-name="T1"><text:s text:c="8"/>c.iii Full Metadata Exploration</text:span></text:p>
      <text:p text:style-name="P1"><text:span text:style-name="T1"><text:s text:c="8"/><text:tab/>The three buttons I am not sure why I would export them. I guess if I want to run them in some sort of system like Matlab or something perhaps. I am not sure as I haven't notice any reference to Matlab so I don't know.</text:span></text:p>
      <text:p text:style-name="P1"><text:soft-page-break/><text:span text:style-name="T1"><text:s text:c="4"/>4.d Can you say aloud how many data sets were used for each event in the Data Provenance table?</text:span></text:p>
      <text:p text:style-name="P1"><text:span text:style-name="T1"><text:s text:c="4"/><text:tab/>(The participant reads the sub task again)</text:span></text:p>
      <text:p text:style-name="P1"><text:span text:style-name="T1"><text:s text:c="4"/><text:tab/>So there are 6 data sets used. I assume they are the same data sets for each event based on the name coding.</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So I </text:span>suppose I<text:span text:style-name="T1"> can use the Control+F in theory.</text:span></text:p>
      <text:p text:style-name="P1"><text:span text:style-name="T1"><text:s text:c="4"/><text:tab/>I just tested if it is case sensitive, which is not.</text:span></text:p>
      <text:p text:style-name="P1"><text:span text:style-name="T1"><text:s text:c="4"/><text:tab/>I can see it appearing here.</text:span></text:p>
      <text:p text:style-name="P1"><text:span text:style-name="T1"><text:s text:c="4"/><text:tab/>Comment ... Not sure ... Not so clear on data set use.</text:span></text:p>
      <text:p text:style-name="P1"><text:span text:style-name="T1"><text:s text:c="4"/><text:tab/>Let's try identification risk, there seems to be some text that explains that, which I did not see so clearly with data use.</text:span></text:p>
      <text:p text:style-name="P1"><text:span text:style-name="T1"><text:s text:c="4"/><text:tab/>Here there seems to be an explanation about the identification risk.</text:span></text:p>
      <text:p text:style-name="P1"><text:span text:style-name="T1"><text:s text:c="4"/><text:tab/>Okay, so license ... Some </text:span>comments<text:span text:style-name="T1"> here ...I think that's it. So this looks like the comment after it.</text:span></text:p>
      <text:p text:style-name="P1"><text:span text:style-name="T1"><text:s text:c="4"/><text:tab/>I am going to search </text:span>for the comment<text:span text:style-name="T1"> ... I don't </text:span>know<text:span text:style-name="T1">. I am not completely clear what is going on.</text:span></text:p>
      <text:p text:style-name="P1"><text:span text:style-name="T1"><text:s text:c="4"/><text:tab/>MODERATOR: It is fine.</text:span></text:p>
      <text:p text:style-name="P1"><text:span text:style-name="T1"><text:s text:c="4"/><text:tab/>So this is task 4 completed.</text:span></text:p>
      <text:p text:style-name="P1"><text:span text:style-name="T1">5 Explore the data table displayed underneath the metadata buttons.</text:span></text:p>
      <text:p text:style-name="P1"><text:span text:style-name="T1"><text:tab/>So I assume it is not this table here. Oh I have been asked to open a file. So maybe it is actually.</text:span></text:p>
      <text:p text:style-name="P1"><text:span text:style-name="T1"><text:tab/>(The participant reads the task again)</text:span></text:p>
      <text:p text:style-name="P1"><text:span text:style-name="T1"><text:tab/>There are four tabs, one </text:span>with a data<text:span text:style-name="T1"> table.</text:span></text:p>
      <text:p text:style-name="P1"><text:span text:style-name="T1"><text:tab/>So here I can see the environmental factors, there are a lot of them. I am not sure about </text:span>these<text:span text:style-name="T1"> last columns ...</text:span></text:p>
      <text:p text:style-name="P1"><text:span text:style-name="T1"><text:s text:c="4"/>5.a Can you understand all the column headings when hovering over the abbreviations?</text:span></text:p>
      <text:p text:style-name="P1"><text:span text:style-name="T1"><text:s text:c="4"/><text:tab/>Oh, okay. So when you hover there is an explanation which is good.</text:span></text:p>
      <text:p text:style-name="P1"><text:soft-page-break/><text:span text:style-name="T1"><text:s text:c="4"/><text:tab/>Some more unusual pieces of information as opposed to ...</text:span></text:p>
      <text:p text:style-name="P1"><text:span text:style-name="T1"><text:s text:c="4"/><text:tab/>Okay, so the order of these variables is something I would be curious about. Some do </text:span>not go below<text:span text:style-name="T1"> to where they are, so they are not in the group they should be into.</text:span></text:p>
      <text:p text:style-name="P1"><text:span text:style-name="T1"><text:s text:c="4"/><text:tab/>Hovering provides clarity but the short text is pretty standard in general.</text:span></text:p>
      <text:p text:style-name="P1"><text:span text:style-name="T1"><text:s text:c="4"/><text:tab/>Sea level pressure is more about pressure than sea level, so the M there does not indicate pressure. Actually pressure is the actual measure.</text:span></text:p>
      <text:p text:style-name="P1"><text:span text:style-name="T1"><text:s text:c="4"/><text:tab/>I would </text:span>change the wet<text:span text:style-name="T1"> bulb to temperature as well </text:span>but it is generally<text:span text:style-name="T1"> okay.</text:span></text:p>
      <text:p text:style-name="P1"><text:span text:style-name="T1"><text:s text:c="4"/>5.b Do you understand the meaning of the cell background colors?</text:span></text:p>
      <text:p text:style-name="P1"><text:span text:style-name="T1"><text:s text:c="4"/><text:tab/>So there is some text here which I would have normally </text:span>skipped<text:span text:style-name="T1"> or </text:span>gotten<text:span text:style-name="T1"> </text:span>past<text:span text:style-name="T1">.</text:span></text:p>
      <text:p text:style-name="P1"><text:span text:style-name="T1"><text:s text:c="4"/><text:tab/>(The participant read the data background paragraph)</text:span></text:p>
      <text:p text:style-name="P1"><text:span text:style-name="T1"><text:s text:c="4"/><text:tab/>I would almost have guessed that without reading that.</text:span></text:p>
      <text:p text:style-name="P1"><text:span text:style-name="T1"><text:s text:c="4"/><text:tab/>It shows a variety of highs and lows. I </text:span>noticed<text:span text:style-name="T1"> for the first time that there are 5 pages. One of the things I fear is that the limitation of 20 rows to avoid scrolling too much, I am </text:span>surprised<text:span text:style-name="T1"> you won't have the 100 rows in the same page. If you are allowing it to do this, you should be </text:span>allowed<text:span text:style-name="T1"> to do more than 20. I don't see the purpose of this. There is no point to have one of </text:span>these<text:span text:style-name="T1"> scrolls within a page.</text:span></text:p>
      <text:p text:style-name="P1"><text:span text:style-name="T1"><text:s text:c="4"/>5.c Can you hide columns by using the eye icon next to the column heading or by using the ‘Toggle Columns’ button?</text:span></text:p>
      <text:p text:style-name="P1"><text:span text:style-name="T1"><text:s text:c="4"/><text:tab/>Ah yes, I hadn't really </text:span>noticed<text:span text:style-name="T1"> that before it was </text:span>mentioned<text:span text:style-name="T1"> in the tasks, which isn't necessarily a good sign of being noted.</text:span></text:p>
      <text:p text:style-name="P1"><text:span text:style-name="T1"><text:s text:c="4"/><text:tab/>Oh, yeah ... (The participant hides some columns)</text:span></text:p>
      <text:p text:style-name="P1"><text:span text:style-name="T1"><text:s text:c="4"/><text:tab/>I noticed that I can hide them but, how do I get them back?</text:span></text:p>
      <text:p text:style-name="P1"><text:span text:style-name="T1"><text:s text:c="4"/><text:tab/>Let me see ... Toggle columns. So there </text:span>are two<text:span text:style-name="T1"> ways of hiding them and one way of bringing them back.</text:span></text:p>
      <text:p text:style-name="P1"><text:span text:style-name="T1"><text:s text:c="4"/><text:tab/>It sounds quite silly but instead of toggle, hide/unhide columns might be a better way of referring to that for the less literate. Hide/unhide columns would make it more universal, much more clear.</text:span></text:p>
      <text:p text:style-name="P1"><text:span text:style-name="T1"><text:s text:c="4"/><text:tab/>I don't think the eye ... I suppose it is a way of doing it faster, but if nobody notices it, it is just a bonus of being there until you have it explained somewhere. If it was explained my apologies as I did not see i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he data table ... All I really learned from that is what information is in the table. I guess I can see the Z-scores but it hasn't </text:span>led<text:span text:style-name="T1"> me to any </text:span>form<text:span text:style-name="T1"> of conclusions, so I wouldn't be hugely benefited from the distribution, the highs and lows, but it provides more understanding than a plain table. There is some benefit but I am curious now about the subsequent plots as more indicative pieces of information.</text:span></text:p>
      <text:p text:style-name="P1"><text:span text:style-name="T1"><text:s text:c="4"/>I am not seeing the value of this so much other than understanding the range of the information. The question is then: is this type of table the best way to present the data or this tab should be just a summary of metadata? That might be just as simple.</text:span></text:p>
      <text:p text:style-name="P1"><text:span text:style-name="T1"><text:s text:c="4"/>5.e Say aloud if you would add any feature to the current display</text:span></text:p>
      <text:p text:style-name="P1"><text:soft-page-break/><text:span text:style-name="T1"><text:s text:c="4"/><text:tab/>I think an explanation, questioning this data table. Just making sure everyone understands what is in the metadata file in terms of different criteria. Yeah the high lows. If this did not have the -2 and +2 this would be just a table. So I am more curious to get to the next </text:span>plot<text:span text:style-name="T1">.</text:span></text:p>
      <text:p text:style-name="P1"><text:span text:style-name="T1"><text:s text:c="4"/><text:tab/>So task 5 completed.</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There is no need in my opinion to have the variables as short text because you have a long white tab here. There is no need to </text:span>shorthand<text:span text:style-name="T1">.</text:span></text:p>
      <text:p text:style-name="P1"><text:span text:style-name="T1"><text:s text:c="4"/><text:tab/><text:tab/>I'm going to go </text:span>in the wind<text:span text:style-name="T1"> direction as there was </text:span>not much<text:span text:style-name="T1"> data for the pollutants.</text:span></text:p>
      <text:p text:style-name="P1"><text:span text:style-name="T1"><text:s text:c="4"/><text:tab/><text:tab/>Maybe for this </text:span>event<text:span text:style-name="T1"> wind direction is a factor that would be interesting. I am changing the variable to O3.</text:span></text:p>
      <text:p text:style-name="P1"><text:span text:style-name="T1"><text:s text:c="4"/><text:tab/><text:tab/>There are four events where O3 data was available. I thought there were ten events so only four of them are available.</text:span></text:p>
      <text:p text:style-name="P1"><text:span text:style-name="T1"><text:s text:c="4"/><text:tab/><text:tab/>I find that quite strange really. It is taking off the six events where O3 data was not available, but it does not come across here.</text:span></text:p>
      <text:p text:style-name="P1"><text:span text:style-name="T1"><text:s text:c="4"/><text:tab/><text:tab/>That is </text:span>straightforward<text:span text:style-name="T1"> in terms of understanding the events.</text:span></text:p>
      <text:p text:style-name="P1"><text:span text:style-name="T1"><text:s text:c="4"/><text:tab/><text:tab/>The horizontal axis represents the number of days considering a lag in there as well. I am not sure how the lag affects it.</text:span></text:p>
      <text:p text:style-name="P1"><text:span text:style-name="T1"><text:s text:c="4"/><text:tab/><text:tab/>Concentrations up to a 200.</text:span></text:p>
      <text:p text:style-name="P1"><text:span text:style-name="T1"><text:s text:c="4"/><text:tab/><text:tab/>The heat map gives me something ... I am not sure how useful it is yet.</text:span></text:p>
      <text:p text:style-name="P1"><text:span text:style-name="T1"><text:s text:c="4"/><text:tab/>Box plot</text:span></text:p>
      <text:p text:style-name="P1"><text:span text:style-name="T1"><text:s text:c="4"/><text:tab/><text:tab/>I am going for O3 too to add on the clarity for the variable.</text:span></text:p>
      <text:p text:style-name="P1"><text:span text:style-name="T1"><text:s text:c="4"/><text:tab/><text:tab/>So here in the box plot I see all 10 events, which I appreciate more. I would appreciate that in the heat </text:span>map as<text:span text:style-name="T1"> it provides a homogeneous, being able to click on and see. I include all of the events and if they are blank, leave them blank.</text:span></text:p>
      <text:p text:style-name="P1"><text:span text:style-name="T1"><text:s text:c="4"/><text:tab/><text:tab/>The 200 here appears again, there must be a reading that was extremely high for one of these days. There we go, there is a max that seems </text:span>like a<text:span text:style-name="T1"> real outlier, bizarrely outlier. On my screen the blue is very hard to see until I hover </text:span>over it but<text:span text:style-name="T1"> the hovering is quite good.</text:span></text:p>
      <text:p text:style-name="P1"><text:span text:style-name="T1"><text:s text:c="4"/><text:tab/><text:tab/>The hovering over does add some interesting value to that and the dots are spread across. Interestingly, the dots do not seem to align up the center of the box plot, they seem to lie below. It is definitely more informative than the previous one.</text:span></text:p>
      <text:p text:style-name="P1"><text:span text:style-name="T1"><text:s text:c="4"/><text:tab/>Polar plot</text:span></text:p>
      <text:p text:style-name="P1"><text:soft-page-break/><text:span text:style-name="T1"><text:s text:c="4"/><text:tab/><text:tab/>A little bit slower to load ... Okay.</text:span></text:p>
      <text:p text:style-name="P1"><text:span text:style-name="T1"><text:s text:c="4"/><text:tab/><text:tab/>This is a polar plot for O3. This I am not clear ... O3 concentration is linked to wind speed and direction., but I don't know the spatial or temporal units.</text:span></text:p>
      <text:p text:style-name="P1"><text:span text:style-name="T1"><text:s text:c="4"/><text:tab/><text:tab/>Is it all 10 days of my data? I don't have any control over the day. Is it an event? There is no real breakdown or further breakdown here, which I </text:span>think is<text:span text:style-name="T1"> necessary.</text:span></text:p>
      <text:p text:style-name="P1"><text:span text:style-name="T1"><text:s text:c="4"/><text:tab/><text:tab/>This just provides me with a more holistic overview of Mayo for the whole thing.</text:span></text:p>
      <text:p text:style-name="P1"><text:span text:style-name="T1"><text:s text:c="4"/><text:tab/><text:tab/>Yeah, the box plot and the heat map provided more value than this one.</text:span></text:p>
      <text:p text:style-name="P1"><text:span text:style-name="T1"><text:s text:c="4"/><text:tab/><text:tab/>I am going to check rainfall. </text:span>Yeah, not<text:span text:style-name="T1"> quite sure.</text:span></text:p>
      <text:p text:style-name="P1"><text:span text:style-name="T1"><text:s text:c="4"/><text:tab/><text:tab/>There are no metrics here just to be clear. It could add more value if there were more drop downs or sub menus to break it down further.</text:span></text:p>
      <text:p text:style-name="P1"><text:span text:style-name="T1"><text:s text:c="4"/>6.c Say aloud if you would add any more visualizations to the current ones</text:span></text:p>
      <text:p text:style-name="P1"><text:span text:style-name="T1"><text:s text:c="4"/><text:tab/>In </text:span>terms<text:span text:style-name="T1"> of visualizations, there are improvements that can be made for them by having harmonized 10 events or clarity whether you can separate the events.</text:span></text:p>
      <text:p text:style-name="P1"><text:span text:style-name="T1"><text:s text:c="4"/><text:tab/>So task 6 completed.</text:span></text:p>
      <text:p text:style-name="P1"><text:span text:style-name="T1">7 Submit one more query with different input options from the ones used before.</text:span></text:p>
      <text:p text:style-name="P1"><text:span text:style-name="T1"><text:tab/>I am going back to the heat map and ideally I would like to choose a pollutant which I don't </text:span>think is<text:span text:style-name="T1"> available.</text:span></text:p>
      <text:p text:style-name="P1"><text:span text:style-name="T1"><text:tab/>I will choose pressure, oh sorry, relative humidity.</text:span></text:p>
      <text:p text:style-name="P1"><text:span text:style-name="T1"><text:tab/>I am not sure if it provides ...</text:span></text:p>
      <text:p text:style-name="P1"><text:span text:style-name="T1"><text:tab/>MODERATOR: Task 7 refers to </text:span>submitting<text:span text:style-name="T1"> another query on the left panel.</text:span></text:p>
      <text:p text:style-name="P1"><text:span text:style-name="T1"><text:tab/>Oh, yeah sorry excuse me.</text:span></text:p>
      <text:p text:style-name="P1"><text:span text:style-name="T1"><text:tab/>So query, I am going to choose high probability and another location.</text:span></text:p>
      <text:p text:style-name="P1"><text:span text:style-name="T1"><text:tab/>I will check availability ... 12 events and 3 data sets, fingers crossed.</text:span></text:p>
      <text:p text:style-name="P1"><text:span text:style-name="T1"><text:tab/>I will keep </text:span>it daily<text:span text:style-name="T1"> ... Actually, hold on. Let's change to possible events to see if we could go hourly.</text:span></text:p>
      <text:p text:style-name="P1"><text:span text:style-name="T1"><text:tab/>MODERATOR: If you would like hourly, I would advise Wexford as it has less data and events.</text:span></text:p>
      <text:p text:style-name="P1"><text:span text:style-name="T1"><text:tab/>Okay, so Wexford. Let's check availability, 5 and 3.</text:span></text:p>
      <text:p text:style-name="P1"><text:soft-page-break/><text:span text:style-name="T1"><text:tab/>I am doing the mean.</text:span></text:p>
      <text:p text:style-name="P1"><text:span text:style-name="T1"><text:tab/>One </text:span>thing<text:span text:style-name="T1"> I forgot in my assessment is that I was dealing with the maximum pressure and the maximum temperatures ... Rather than the mean, there was no flexibility to have mean and max there in the table.</text:span></text:p>
      <text:p text:style-name="P1"><text:span text:style-name="T1"><text:tab/>MODERATOR: We got almost to the max memory permitted but I think it will work, please proceed to the next tasks.</text:span></text:p>
      <text:p text:style-name="P1"><text:span text:style-name="T1"><text:tab/>So we have Q1 with daily max values and Q2 with hourly mean values.</text:span></text:p>
      <text:p text:style-name="P1"><text:span text:style-name="T1"><text:tab/>Mean as opposed to ... Mmmm ... Wind direction is not something that can be understood in a normal distribution just thinking about it. Again, this is another reason to understand if the normal distribution is not useful for some of these variables. I did not think about that before.</text:span></text:p>
      <text:p text:style-name="P1"><text:span text:style-name="T1"><text:tab/>Know is an unusual metric you might want to convert that to m/s or km/h. I don't know why </text:span>I'm only<text:span text:style-name="T1"> noticing this now.</text:span></text:p>
      <text:p text:style-name="P1"><text:span text:style-name="T1"><text:tab/>It could be less of </text:span>these, maybe<text:span text:style-name="T1"> more harmonized. Hourly Wexford possible.</text:span></text:p>
      <text:p text:style-name="P1"><text:span text:style-name="T1"><text:tab/>The heat map is not working for the pollutants. I will try another variable.</text:span></text:p>
      <text:p text:style-name="P1"><text:span text:style-name="T1"><text:tab/>There is a lot more going on here as I have hourly values for 14 days.</text:span></text:p>
      <text:p text:style-name="P1"><text:span text:style-name="T1"><text:tab/>I will go back to the questions before I continue here.</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Q2 has more data as I </text:span>went<text:span text:style-name="T1"> for possible events with hourly resolution.</text:span></text:p>
      <text:p text:style-name="P1"><text:span text:style-name="T1"><text:s text:c="8"/><text:tab/>MODERATOR: It refers to data sets used.</text:span></text:p>
      <text:p text:style-name="P1"><text:span text:style-name="T1"><text:s text:c="8"/><text:tab/>Ah, excuse </text:span>me, data<text:span text:style-name="T1"> sets. There are much less data sets available for Q2.</text:span></text:p>
      <text:p text:style-name="P1"><text:span text:style-name="T1"><text:s text:c="8"/><text:tab/>Data sets as opposed to data, which is unfortunate in many ways. But the higher resolution adds value.</text:span></text:p>
      <text:p text:style-name="P1"><text:span text:style-name="T1"><text:s text:c="8"/>a.ii Do both data sets (Q1 and Q2) have the same license?</text:span></text:p>
      <text:p text:style-name="P1"><text:span text:style-name="T1"><text:s text:c="8"/><text:tab/>I am not clear about what license refers to. Am I going back to data provenance? No, I am going to search in the data lineage.</text:span></text:p>
      <text:p text:style-name="P1"><text:span text:style-name="T1"><text:s text:c="8"/><text:tab/>I honestly don't know </text:span>but I think I would<text:span text:style-name="T1"> have to </text:span>search for the meaning of that<text:span text:style-name="T1">.</text:span></text:p>
      <text:p text:style-name="P1"><text:span text:style-name="T1"><text:s text:c="8"/><text:tab/>Okay, creative commons license.</text:span></text:p>
      <text:p text:style-name="P1"><text:span text:style-name="T1"><text:s text:c="8"/><text:tab/>My question is, why do I need to know that as a user? More than anything ...</text:span></text:p>
      <text:p text:style-name="P1"><text:soft-page-break/><text:span text:style-name="T1"><text:s text:c="8"/>a.iii Which of the data tables (Q1 and Q2) seem to have more extreme values (i.e., more colored cell backgrounds)?</text:span></text:p>
      <text:p text:style-name="P1"><text:span text:style-name="T1"><text:s text:c="8"/><text:tab/>In Q2 there are 70 pages, which I am not going to scroll across because that would take too much time. So I can give a guarantee of the information.</text:span></text:p>
      <text:p text:style-name="P1"><text:span text:style-name="T1"><text:s text:c="8"/><text:tab/>But based on the common wind directions not a fair representation. With hourly data you would assume that you would have more extreme values. Oh no because it is the mean excuse me, no. So the max actually would have the higher values. The finer resolution would give more extreme values but the daily max would give higher values. Hold on, in the sense that the extreme values </text:span>are considered<text:span text:style-name="T1"> out of the 95% of the distribution then Q2. Oh yeah, complicated.</text:span></text:p>
      <text:p text:style-name="P1"><text:span text:style-name="T1"><text:s text:c="4"/>7.b Choose one of the following plots from Heat map, Box Plot and Polar Plot tabs and compare aloud Q1 and Q2 plots. </text:span></text:p>
      <text:p text:style-name="P1"><text:span text:style-name="T1"><text:s text:c="4"/><text:tab/>I will choose the box plot because I found it the most informative for this one and compare the temperature.</text:span></text:p>
      <text:p text:style-name="P1"><text:span text:style-name="T1"><text:s text:c="4"/><text:tab/>I will go back to Q1 and also select the temperature for the box plot.</text:span></text:p>
      <text:p text:style-name="P1"><text:span text:style-name="T1"><text:s text:c="4"/><text:tab/>So 5 events in this one vs 10 in that other one.</text:span></text:p>
      <text:p text:style-name="P1"><text:span text:style-name="T1"><text:s text:c="4"/><text:tab/>Comparing is fine but I am clicking between tabs, which makes it a little bit tricky. One thing to notice is that the mean max is different </text:span>so comparing<text:span text:style-name="T1"> tab to tab is not the most </text:span>effective because<text:span text:style-name="T1"> the magnitude scales are different. Mentally I need to convert them to the same scale to effectively compare. There is much more variety so I don't know if it is a fair comparison.</text:span></text:p>
      <text:p text:style-name="P1"><text:span text:style-name="T1"><text:s text:c="4"/><text:tab/>This is max daily Q1 so I would expect a higher maximum and more variety more distributed, while this one which is Q2 that represents the mean hourly data with more harmonized results. I think I changed </text:span>too many<text:span text:style-name="T1"> variables to make a fair comparison.</text:span></text:p>
      <text:p text:style-name="P1"><text:span text:style-name="T1"><text:s text:c="4"/><text:tab/>MODERATOR: Don't worry it is fine.</text:span></text:p>
      <text:p text:style-name="P1"><text:span text:style-name="T1"><text:s text:c="4"/>7.c Say aloud if you would add any other feature to help you comprehend better the data at this point</text:span></text:p>
      <text:p text:style-name="P1"><text:span text:style-name="T1"><text:s text:c="4"/><text:tab/>Again, I changed a lot of variables but going back to the queries that stayed. I would probably not be as extreme in my changes. I made too many changes. Therefore, after an iteration I would have a better way of comparing. However, things that have 0-20 and 0-25 scale would be good to convert it to the same scale to avoid any sort of misinterpretation. But this is an informative step in the analysis and you would be anyway downloading the data to assess it.</text:span></text:p>
      <text:p text:style-name="P1"><text:span text:style-name="T1"><text:s text:c="4"/><text:tab/>If you could have scales or be able to show the two side </text:span>by<text:span text:style-name="T1"> side, split the screen or the window to allow that. That would be extremely helpful.</text:span></text:p>
      <text:p text:style-name="P1"><text:span text:style-name="T1"><text:s text:c="4"/><text:tab/>Other than that there is </text:span>not much<text:span text:style-name="T1"> to note.</text:span></text:p>
      <text:p text:style-name="P1"><text:span text:style-name="T1"><text:s text:c="4"/><text:tab/>Maybe rather than hovering over to get the x-value in the box plot, to have the value displayed somehow for the box plot metrics. The information when hovering over offers a great value but really I am just trying to get the actual number or get rid </text:span>of<text:span text:style-name="T1"> the y-axis information in either or both.</text:span></text:p>
      <text:p text:style-name="P1"><text:span text:style-name="T1"><text:s text:c="4"/><text:tab/>So that is task 7 completed.</text:span></text:p>
      <text:p text:style-name="P1"><text:span text:style-name="T1">8 Export/download the metadata and data from the first query (Q1)</text:span></text:p>
      <text:p text:style-name="P1"><text:span text:style-name="T1"><text:tab/>So back to query 1.</text:span></text:p>
      <text:p text:style-name="P1"><text:span text:style-name="T1"><text:s text:c="4"/>8.a FAIR data and metadata</text:span></text:p>
      <text:p text:style-name="P1"><text:span text:style-name="T1"><text:s text:c="4"/><text:tab/>I go to the button FAIR metadata export.</text:span></text:p>
      <text:p text:style-name="P1"><text:span text:style-name="T1"><text:s text:c="4"/><text:tab/>MODERATOR: No need to save it if you don't </text:span>want to<text:span text:style-name="T1">.</text:span></text:p>
      <text:p text:style-name="P1"><text:soft-page-break/><text:span text:style-name="T1"><text:s text:c="4"/><text:tab/>Okay, and then I click on FAIR data export.</text:span></text:p>
      <text:p text:style-name="P1"><text:span text:style-name="T1"><text:s text:c="4"/><text:tab/>So by clicking on it</text:span>, it automatically<text:span text:style-name="T1"> </text:span>allows<text:span text:style-name="T1"> me to export.</text:span></text:p>
      <text:p text:style-name="P1"><text:span text:style-name="T1"><text:s text:c="4"/>8.b Data provenance and Data table as CSV files</text:span></text:p>
      <text:p text:style-name="P1"><text:span text:style-name="T1"><text:s text:c="4"/><text:tab/>I can also download this to export them as CSV files.</text:span></text:p>
      <text:p text:style-name="P1"><text:span text:style-name="T1"><text:s text:c="4"/><text:tab/>So I </text:span>got<text:span text:style-name="T1"> a table ... What is the data table? Is that the data table?</text:span></text:p>
      <text:p text:style-name="P1"><text:span text:style-name="T1"><text:s text:c="4"/><text:tab/>MODERATOR: The actual data table that you see there.</text:span></text:p>
      <text:p text:style-name="P1"><text:span text:style-name="T1"><text:s text:c="4"/><text:tab/>Ah this one, okay. I am just jumping down here. There is an export there.</text:span></text:p>
      <text:p text:style-name="P1"><text:span text:style-name="T1"><text:s text:c="4"/><text:tab/>It downloads the data as a CSV.</text:span></text:p>
      <text:p text:style-name="P1"><text:span text:style-name="T1"><text:s text:c="4"/><text:tab/>Going back to the FAIR data, it is a .ttl file. So the FAIR metadata is a RDF file. So there is a wide range of formats that we are dealing with here.</text:span></text:p>
      <text:p text:style-name="P1"><text:span text:style-name="T1"><text:s text:c="4"/>8.c Export all data tables at once in the ‘Download All’ tab in the left panel</text:span></text:p>
      <text:p text:style-name="P1"><text:span text:style-name="T1"><text:s text:c="4"/><text:tab/>Okay.</text:span></text:p>
      <text:p text:style-name="P1"><text:span text:style-name="T1"><text:s text:c="4"/><text:tab/>So one thing I would include here is that you can tick on the types of files that you want.</text:span></text:p>
      <text:p text:style-name="P1"><text:span text:style-name="T1"><text:s text:c="4"/><text:tab/>What we are talking about here is that you have used the word download while previously the word export seems to be the common language on the other two tabs and buttons. I know they are the same thing but again, harmonized language and having to go to multiple locations ... Do you really need to go to different locations to download the files?</text:span></text:p>
      <text:p text:style-name="P1"><text:span text:style-name="T1"><text:s text:c="4"/><text:tab/>Maybe this tab is like downloadable information and all the buttons can be inside with selects. For me the two buttons for the FAIR (meta)data exports are two buttons that I would not have here. So the other three are fine but those too are just dropped here. If anything is just for export. I just don't feel that they fit.</text:span></text:p>
      <text:p text:style-name="P1"><text:span text:style-name="T1"><text:s text:c="4"/><text:tab/>Then, the data table and the data provenance ... In the data provenance table, only when I click there I can find the export button.</text:span></text:p>
      <text:p text:style-name="P1"><text:span text:style-name="T1"><text:s text:c="4"/><text:tab/>Data table has it here. Harmonizing this information would be useful, maybe in this download area you could have a clear link to download information.</text:span></text:p>
      <text:p text:style-name="P1"><text:span text:style-name="T1"><text:s text:c="4"/><text:tab/>If you open a tab Q1 and Q2 inside the download area, where you can </text:span>have an expandable<text:span text:style-name="T1">/contracting menu for the queries to download the files. So I don't know.</text:span></text:p>
      <text:p text:style-name="P1"><text:span text:style-name="T1"><text:s text:c="4"/><text:tab/>Download query </text:span>should download<text:span text:style-name="T1"> data tables because you are only downloading the data tables. Maybe it's my language.</text:span></text:p>
      <text:p text:style-name="P1"><text:span text:style-name="T1"><text:s text:c="4"/><text:tab/>So that is task 8 completed.</text:span></text:p>
      <text:p text:style-name="P1"><text:span text:style-name="T1"><text:s text:c="4"/>8.d Say aloud whether such event-environmental linked data and metadata would be useful and re-usable as input for environmental research</text:span></text:p>
      <text:p text:style-name="P1"><text:span text:style-name="T1">9 Finally, could you summarize verbally your </text:span>overall experience<text:span text:style-name="T1"> in completing these tasks using the SERDIF dashboard? </text:span></text:p>
      <text:p text:style-name="P1"><text:soft-page-break/><text:span text:style-name="T1"><text:tab/>Obviously, reckoning the </text:span>constraints is<text:span text:style-name="T1"> feasible for the present system, which allows/restricts some way of querying. I suppose that for me I was overly adventurous changing files and then, considering that I was going to compare Q1 and Q2. They were not as easily comparable as I would have liked.</text:span></text:p>
      <text:p text:style-name="P1"><text:span text:style-name="T1"><text:tab/>The possible description again </text:span>needs<text:span text:style-name="T1"> clarification for the events, I know that there is a button but again, I am not sure what an agent means.</text:span></text:p>
      <text:p text:style-name="P1"><text:span text:style-name="T1"><text:tab/>From my perspective, definite, possible and high probability mean in a statistical sense so like you know greater than 90%. Again, maybe because I am coming at it not from a rare disease angle. I would like clarification on what that is rather than saying </text:span>by an<text:span text:style-name="T1"> agent.</text:span></text:p>
      <text:p text:style-name="P1"><text:span text:style-name="T1"><text:tab/>Trying to reduce the heading </text:span>and subheading<text:span text:style-name="T1">, narrowing it down. So yeah possible could be in brackets (50%) so when I am selecting </text:span>these<text:span text:style-name="T1"> options I am clear. I can actually put in both, I did not realize this before. I don't know if there is anything else.</text:span></text:p>
      <text:p text:style-name="P1"><text:span text:style-name="T1"><text:tab/>I </text:span>suppose it is more<text:span text:style-name="T1"> about clarifying what </text:span>an acronym is<text:span text:style-name="T1">. From a user perspective, the thing that FAIR was in the </text:span>front<text:span text:style-name="T1"> page and that it was open access, etcetera. I don't feel some of this information is necessary at that stage.</text:span></text:p>
      <text:p text:style-name="P1"><text:span text:style-name="T1"><text:tab/>The Control+F is a strange one for me, I don't know its value. I don't know why </text:span>a user would<text:span text:style-name="T1"> go </text:span>into<text:span text:style-name="T1"> this data lineage or the full metadata exploration to search for </text:span>these<text:span text:style-name="T1"> items. I am </text:span>not 100%<text:span text:style-name="T1"> sure why they would do that but that's me.</text:span></text:p>
      <text:p text:style-name="P1"><text:span text:style-name="T1"><text:tab/>So task 9 completed as I don't think there is anything else for m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7" meta:word-count="4932" meta:character-count="27131" meta:non-whitespace-character-count="21356"/>
    <meta:generator>LibreOfficeDev/6.0.5.2$Linux_X86_64 LibreOffice_project/</meta:generator>
  </office:meta>
</office:document-meta>
</file>